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style:text-autospace="none"/>
      <style:text-properties fo:font-family="Arial" style:font-family-generic="swiss" style:font-pitch="variable" fo:font-size="10pt" style:text-underline-style="solid" style:text-underline-width="auto" style:text-underline-color="font-color" fo:font-weight="bold" style:font-family-asian="CMBX10" style:font-size-asian="10pt" style:font-weight-asian="bold" style:font-family-complex="CMBX10" style:font-size-complex="5.69999980926514pt" style:font-weight-complex="bold"/>
    </style:style>
    <style:style style:name="P5" style:family="paragraph">
      <style:paragraph-properties fo:text-align="center"/>
      <style:text-properties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 style:text-autospace="none"/>
      <style:text-properties fo:font-family="Arial" style:font-family-generic="swiss" style:font-pitch="variable" fo:font-size="10pt" style:text-underline-style="solid" style:text-underline-width="auto" style:text-underline-color="font-color" fo:font-weight="bold" style:font-family-asian="CMBX10" style:font-size-asian="10pt" style:font-weight-asian="bold" style:font-family-complex="CMBX10" style:font-size-complex="5.69999980926514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font-family="Arial" style:font-family-generic="swiss" style:font-pitch="variable" fo:font-size="10pt" style:font-family-asian="CMR10" style:font-size-asian="10pt" style:font-family-complex="CMR10" style:font-size-complex="5.69999980926514pt"/>
    </style:style>
    <style:style style:name="P9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 style:text-autospace="none"/>
      <style:text-properties fo:font-family="CMR10" fo:font-size="10pt" style:font-family-asian="CMR10" style:font-size-asian="10pt" style:font-family-complex="CMR10" style:font-size-complex="5.69999980926514pt"/>
    </style:style>
    <style:style style:name="P11" style:family="paragraph">
      <style:paragraph-properties style:text-autospace="none"/>
      <style:text-properties fo:font-family="CMR10" fo:font-size="10pt" style:font-family-asian="CMR10" style:font-size-asian="10pt" style:font-family-complex="CMR10" style:font-size-complex="5.69999980926514pt"/>
    </style:style>
    <style:style style:name="P12" style:family="paragraph">
      <style:paragraph-properties style:text-autospace="none"/>
      <style:text-properties fo:font-family="CMBX10" fo:font-size="18pt" style:font-family-asian="CMBX10" style:font-size-asian="18pt" style:font-family-complex="CMBX10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style:text-autospace="none"/>
      <style:text-properties fo:font-family="CMBX12" fo:font-size="18pt" style:font-family-asian="CMBX12" style:font-size-asian="18pt" style:font-family-complex="CMBX12" style:font-size-complex="18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solid" style:text-underline-width="auto" style:text-underline-color="font-color" fo:font-weight="bold" style:letter-kerning="true" style:font-family-asian="CMR10" style:font-size-asian="10pt" style:font-style-asian="normal" style:font-weight-asian="bold" style:font-family-complex="CMR10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CMR10" fo:font-size="10pt" fo:font-style="normal" fo:text-shadow="none" style:text-underline-style="none" fo:font-weight="normal" style:letter-kerning="true" style:font-family-asian="CMR10" style:font-size-asian="10pt" style:font-style-asian="normal" style:font-weight-asian="normal" style:font-family-complex="CMR10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CMR10" style:font-size-asian="10pt" style:font-style-asian="normal" style:font-weight-asian="normal" style:font-family-complex="CMR10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MBX10" fo:font-size="18pt" fo:font-style="normal" fo:text-shadow="none" style:text-underline-style="none" fo:font-weight="normal" style:letter-kerning="true" style:font-family-asian="CMBX10" style:font-size-asian="18pt" style:font-style-asian="normal" style:font-weight-asian="normal" style:font-family-complex="CMBX10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CMBX12" fo:font-size="18pt" fo:font-style="normal" fo:text-shadow="none" style:text-underline-style="none" fo:font-weight="normal" style:letter-kerning="true" style:font-family-asian="CMBX12" style:font-size-asian="18pt" style:font-style-asian="normal" style:font-weight-asian="normal" style:font-family-complex="CMBX1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CMR10" fo:font-size="10pt" fo:font-style="normal" fo:text-shadow="none" style:text-underline-style="none" fo:font-weight="normal" style:letter-kerning="true" style:font-family-asian="CMR10" style:font-size-asian="10pt" style:font-style-asian="normal" style:font-weight-asian="normal" style:font-family-complex="CMR10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MR10" fo:font-size="10pt" fo:font-style="normal" fo:text-shadow="none" style:text-underline-style="none" fo:font-weight="normal" style:letter-kerning="true" style:font-family-asian="CMR10" style:font-size-asian="10pt" style:font-style-asian="normal" style:font-weight-asian="normal" style:font-family-complex="CMR10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6cm" svg:height="1.75cm" svg:x="1cm" svg:y="1cm">
          <draw:text-box>
            <text:p>Le client se gare</text:p>
          </draw:text-box>
        </draw:frame>
        <draw:ellipse draw:style-name="gr2" draw:text-style-name="P2" draw:id="id2" draw:layer="layout" svg:width="3.5cm" svg:height="1cm" svg:x="9cm" svg:y="4cm">
          <text:p text:style-name="P1"><text:span text:style-name="T1">Le client rentre</text:span></text:p>
        </draw:ellipse>
        <draw:custom-shape draw:style-name="gr3" draw:text-style-name="P1" draw:id="id1" draw:layer="layout" svg:width="0.5cm" svg:height="0.5cm" svg:x="10.5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0.75cm" svg:y1="3cm" svg:x2="10.75cm" svg:y2="4cm" draw:start-shape="id1" draw:start-glue-point="8" draw:end-shape="id2" draw:end-glue-point="0" svg:d="m10750 3000v501-2 501">
          <text:p/>
        </draw:connector>
        <draw:ellipse draw:style-name="gr2" draw:text-style-name="P2" draw:id="id3" draw:layer="layout" svg:width="3.5cm" svg:height="1cm" svg:x="9cm" svg:y="6cm">
          <text:p text:style-name="P1"><text:span text:style-name="T1">Le client paye</text:span></text:p>
        </draw:ellipse>
        <draw:ellipse draw:style-name="gr2" draw:text-style-name="P2" draw:id="id4" draw:layer="layout" svg:width="3.5cm" svg:height="1cm" svg:x="9cm" svg:y="8cm">
          <text:p text:style-name="P1"><text:span text:style-name="T1">Le client sort</text:span></text:p>
        </draw:ellipse>
        <draw:connector draw:style-name="gr4" draw:text-style-name="P1" draw:layer="layout" draw:type="curve" svg:x1="10.75cm" svg:y1="5cm" svg:x2="10.75cm" svg:y2="6cm" draw:start-shape="id2" draw:start-glue-point="2" draw:end-shape="id3" draw:end-glue-point="0" svg:d="m10750 5000v1000">
          <text:p/>
        </draw:connector>
        <draw:connector draw:style-name="gr4" draw:text-style-name="P1" draw:layer="layout" draw:type="curve" svg:x1="10.75cm" svg:y1="7cm" svg:x2="10.75cm" svg:y2="8cm" draw:start-shape="id3" draw:start-glue-point="2" draw:end-shape="id4" draw:end-glue-point="0" svg:d="m10750 7000v1000">
          <text:p/>
        </draw:connector>
        <draw:custom-shape draw:style-name="gr3" draw:text-style-name="P1" draw:id="id5" draw:layer="layout" svg:width="0.5cm" svg:height="0.5cm" svg:x="10.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75cm" svg:y1="9cm" svg:x2="10.75cm" svg:y2="10cm" draw:start-shape="id4" draw:start-glue-point="2" draw:end-shape="id5" draw:end-glue-point="4" svg:d="m10750 9000v1000">
          <text:p/>
        </draw:connector>
      </draw:page>
      <draw:page draw:name="page2" draw:style-name="dp1" draw:master-page-name="Standard">
        <draw:frame draw:style-name="gr1" draw:layer="layout" svg:width="6cm" svg:height="1.75cm" svg:x="1cm" svg:y="1cm">
          <draw:text-box>
            <text:p>Le client rentre</text:p>
          </draw:text-box>
        </draw:frame>
        <draw:ellipse draw:style-name="gr2" draw:text-style-name="P3" draw:id="id6" draw:layer="layout" svg:width="3.5cm" svg:height="1cm" svg:x="10cm" svg:y="16.5cm">
          <text:p text:style-name="P1"><text:span text:style-name="T2">La barrière se lève</text:span></text:p>
        </draw:ellipse>
        <draw:ellipse draw:style-name="gr2" draw:text-style-name="P3" draw:id="id7" draw:layer="layout" svg:width="3.5cm" svg:height="1cm" svg:x="10cm" svg:y="18.5cm">
          <text:p text:style-name="P1"><text:span text:style-name="T2">Le client avance</text:span></text:p>
        </draw:ellipse>
        <draw:connector draw:style-name="gr4" draw:text-style-name="P1" draw:layer="layout" draw:type="curve" svg:x1="11.75cm" svg:y1="17.5cm" svg:x2="11.75cm" svg:y2="18.5cm" draw:start-shape="id6" draw:start-glue-point="2" draw:end-shape="id7" draw:end-glue-point="0" svg:d="m11750 17500v1000">
          <text:p/>
        </draw:connector>
        <draw:ellipse draw:style-name="gr2" draw:text-style-name="P3" draw:id="id9" draw:layer="layout" svg:width="4.5cm" svg:height="1cm" svg:x="9.5cm" svg:y="24.2cm">
          <text:p text:style-name="P1"><text:span text:style-name="T2">La barrière se referme</text:span></text:p>
        </draw:ellipse>
        <draw:connector draw:style-name="gr4" draw:text-style-name="P1" draw:layer="layout" draw:type="curve" svg:x1="11.75cm" svg:y1="19.5cm" svg:x2="11.75cm" svg:y2="20.5cm" draw:start-shape="id7" draw:start-glue-point="2" draw:end-shape="id8" svg:d="m11750 19500v1000">
          <text:p/>
        </draw:connector>
        <draw:ellipse draw:style-name="gr2" draw:text-style-name="P3" draw:id="id10" draw:layer="layout" svg:width="3.5cm" svg:height="1cm" svg:x="10cm" svg:y="26.2cm">
          <text:p text:style-name="P1"><text:span text:style-name="T2">Le client se gare</text:span></text:p>
        </draw:ellipse>
        <draw:connector draw:style-name="gr4" draw:text-style-name="P1" draw:layer="layout" draw:type="curve" svg:x1="11.75cm" svg:y1="25.2cm" svg:x2="11.75cm" svg:y2="26.2cm" draw:start-shape="id9" draw:start-glue-point="2" draw:end-shape="id10" draw:end-glue-point="0" svg:d="m11750 25200v1000">
          <text:p/>
        </draw:connector>
        <draw:ellipse draw:style-name="gr2" draw:text-style-name="P3" draw:id="id12" draw:layer="layout" svg:width="3.5cm" svg:height="1cm" svg:x="9.7cm" svg:y="2.5cm">
          <text:p text:style-name="P1"><text:span text:style-name="T2">Le client passe </text:span></text:p>
          <text:p text:style-name="P1"><text:span text:style-name="T2">sous la barrière</text:span></text:p>
        </draw:ellipse>
        <draw:custom-shape draw:style-name="gr3" draw:text-style-name="P1" draw:id="id11" draw:layer="layout" svg:width="0.5cm" svg:height="0.5cm" svg:x="11.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1.45cm" svg:y1="1.5cm" svg:x2="11.45cm" svg:y2="2.5cm" draw:start-shape="id11" draw:start-glue-point="8" draw:end-shape="id12" svg:d="m11450 1500v501-2 501">
          <text:p/>
        </draw:connector>
        <draw:custom-shape draw:style-name="gr3" draw:text-style-name="P1" draw:id="id13" draw:layer="layout" svg:width="0.5cm" svg:height="0.5cm" svg:x="11.2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1.45cm" svg:y1="3.5cm" svg:x2="11.45cm" svg:y2="4.5cm" draw:start-shape="id12" draw:start-glue-point="2" draw:end-shape="id13" svg:d="m11450 3500v501-2 501">
          <text:p/>
        </draw:connector>
        <draw:ellipse draw:style-name="gr2" draw:text-style-name="P3" draw:id="id17" draw:layer="layout" svg:width="3.5cm" svg:height="1cm" svg:x="15.7cm" svg:y="2.5cm">
          <text:p text:style-name="P1"><text:span text:style-name="T2">Le client ne</text:span></text:p>
          <text:p text:style-name="P1"><text:span text:style-name="T2">rentre pas</text:span></text:p>
        </draw:ellipse>
        <draw:ellipse draw:style-name="gr2" draw:text-style-name="P3" draw:id="id14" draw:layer="layout" svg:width="2.5cm" svg:height="1.5cm" svg:x="10.2cm" svg:y="6cm">
          <text:p text:style-name="P1"><text:span text:style-name="T2">Le client passe</text:span></text:p>
          <text:p text:style-name="P1"><text:span text:style-name="T2">sur la boucle</text:span></text:p>
        </draw:ellipse>
        <draw:connector draw:style-name="gr5" draw:text-style-name="P3" draw:layer="layout" draw:type="lines" svg:x1="11.45cm" svg:y1="5cm" svg:x2="11.45cm" svg:y2="6cm" draw:start-shape="id13" draw:start-glue-point="6" draw:end-shape="id14" draw:end-glue-point="0" svg:d="m11450 5000v502-3 501">
          <text:p text:style-name="P1"><text:span text:style-name="T2">[Véhicule ok]</text:span></text:p>
        </draw:connector>
        <draw:custom-shape draw:style-name="gr3" draw:text-style-name="P1" draw:id="id15" draw:layer="layout" svg:width="0.5cm" svg:height="0.5cm" svg:x="11.2cm" svg:y="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1.45cm" svg:y1="7.5cm" svg:x2="11.45cm" svg:y2="8.5cm" draw:start-shape="id14" draw:start-glue-point="2" draw:end-shape="id15" draw:end-glue-point="4" svg:d="m11450 7500v501-2 501">
          <text:p/>
        </draw:connector>
        <draw:ellipse draw:style-name="gr2" draw:text-style-name="P3" draw:id="id16" draw:layer="layout" svg:width="3.5cm" svg:height="1.5cm" svg:x="16.2cm" svg:y="8cm">
          <text:p text:style-name="P1"><text:span text:style-name="T2">Le client sort a</text:span></text:p>
          <text:p text:style-name="P1"><text:span text:style-name="T2">l'aide du surveillant</text:span></text:p>
        </draw:ellipse>
        <draw:connector draw:name="fsdg" draw:style-name="gr5" draw:text-style-name="P3" draw:layer="layout" draw:type="lines" svg:x1="11.7cm" svg:y1="8.75cm" svg:x2="16.2cm" svg:y2="8.75cm" draw:start-shape="id15" draw:start-glue-point="7" draw:end-shape="id16" svg:d="m11700 8750h502 3497 501">
          <text:p text:style-name="P1"><text:span text:style-name="T2">[véhicule trop lourd]</text:span></text:p>
        </draw:connector>
        <draw:custom-shape draw:style-name="gr3" draw:text-style-name="P1" draw:id="id18" draw:layer="layout" svg:width="0.5cm" svg:height="0.5cm" svg:x="17.2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7.45cm" svg:y1="3.5cm" svg:x2="17.45cm" svg:y2="5cm" draw:start-shape="id17" draw:start-glue-point="2" draw:end-shape="id18" draw:end-glue-point="4" svg:d="m17450 3500v501 498 501">
          <text:p/>
        </draw:connector>
        <draw:custom-shape draw:style-name="gr3" draw:text-style-name="P1" draw:id="id19" draw:layer="layout" svg:width="0.5cm" svg:height="0.5cm" svg:x="17.7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7.95cm" svg:y1="9.5cm" svg:x2="17.95cm" svg:y2="10.5cm" draw:start-shape="id16" draw:start-glue-point="2" draw:end-shape="id19" draw:end-glue-point="4" svg:d="m17950 9500v501-2 501">
          <text:p/>
        </draw:connector>
        <draw:connector draw:style-name="gr5" draw:text-style-name="P3" draw:layer="layout" draw:type="curve" svg:x1="11.7cm" svg:y1="4.75cm" svg:x2="15.7cm" svg:y2="3cm" draw:start-shape="id13" draw:start-glue-point="7" draw:end-shape="id17" draw:end-glue-point="3" svg:d="m11700 4750c3001 0 1002-1750 4000-1750">
          <text:p text:style-name="P3"><text:span text:style-name="T2">[véhicule trop haut]</text:span></text:p>
        </draw:connector>
        <draw:ellipse draw:style-name="gr2" draw:text-style-name="P3" draw:id="id20" draw:layer="layout" svg:width="3.5cm" svg:height="1cm" svg:x="7cm" svg:y="12.2cm">
          <text:p text:style-name="P1"><text:span text:style-name="T2">Le client récupère</text:span></text:p>
          <text:p text:style-name="P1"><text:span text:style-name="T2">un ticket</text:span></text:p>
        </draw:ellipse>
        <draw:ellipse draw:style-name="gr2" draw:text-style-name="P2" draw:id="id21" draw:layer="layout" svg:width="4cm" svg:height="1.5cm" svg:x="12.5cm" svg:y="11.5cm">
          <text:p text:style-name="P1"><text:span text:style-name="T1">Le client fournit</text:span></text:p>
          <text:p text:style-name="P1"><text:span text:style-name="T1">une carte pour entrer</text:span></text:p>
        </draw:ellipse>
        <draw:connector draw:style-name="gr5" draw:text-style-name="P3" draw:layer="layout" draw:type="curve" svg:x1="11.45cm" svg:y1="9cm" svg:x2="8.75cm" svg:y2="12.2cm" draw:start-shape="id15" draw:start-glue-point="6" draw:end-shape="id20" draw:end-glue-point="0" svg:d="m11450 9000c0 2401-2700 802-2700 3200">
          <text:p text:style-name="P1"><text:span text:style-name="T2">[veut rentrer avec ticket]</text:span></text:p>
        </draw:connector>
        <draw:connector draw:style-name="gr5" draw:text-style-name="P3" draw:layer="layout" draw:type="curve" svg:x1="11.45cm" svg:y1="9cm" svg:x2="14.5cm" svg:y2="11.5cm" draw:start-shape="id15" draw:start-glue-point="6" draw:end-shape="id21" draw:end-glue-point="0" svg:d="m11450 9000c0 1876 3050 627 3050 2500">
          <text:p text:style-name="P1"><text:span text:style-name="T2">[veut rentrer avec carte]</text:span></text:p>
        </draw:connector>
        <draw:custom-shape draw:style-name="gr3" draw:text-style-name="P1" draw:id="id22" draw:layer="layout" svg:width="0.5cm" svg:height="0.5cm" svg:x="8.5cm" svg:y="1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8.75cm" svg:y1="13.2cm" svg:x2="8.75cm" svg:y2="14.1cm" draw:start-shape="id20" draw:start-glue-point="2" draw:end-shape="id22" draw:end-glue-point="4" svg:d="m8750 13200v900">
          <text:p/>
        </draw:connector>
        <draw:connector draw:style-name="gr4" draw:text-style-name="P1" draw:layer="layout" draw:type="curve" svg:x1="8.75cm" svg:y1="14.6cm" svg:x2="11.75cm" svg:y2="16.5cm" draw:start-shape="id22" draw:start-glue-point="6" draw:end-shape="id6" draw:end-glue-point="0" svg:d="m8750 14600c0 1426 3000 477 3000 1900">
          <text:p/>
        </draw:connector>
        <draw:connector draw:style-name="gr4" draw:text-style-name="P1" draw:layer="layout" draw:type="curve" svg:x1="14.5cm" svg:y1="13cm" svg:x2="11.75cm" svg:y2="16.5cm" draw:start-shape="id21" draw:start-glue-point="2" draw:end-shape="id6" draw:end-glue-point="0" svg:d="m14500 13000c0 2625-2750 875-2750 3500">
          <text:p/>
        </draw:connector>
        <draw:ellipse draw:style-name="gr2" draw:text-style-name="P3" draw:id="id23" draw:layer="layout" svg:width="3.5cm" svg:height="1.3cm" svg:x="0.8cm" svg:y="13.6cm">
          <text:p text:style-name="P1"><text:span text:style-name="T2">Le surveillant règle</text:span></text:p>
          <text:p text:style-name="P1"><text:span text:style-name="T2">le problème</text:span></text:p>
        </draw:ellipse>
        <draw:connector draw:style-name="gr5" draw:text-style-name="P3" draw:layer="layout" draw:type="curve" svg:x1="8.5cm" svg:y1="14.35cm" svg:x2="4.3cm" svg:y2="14.25cm" draw:start-shape="id22" draw:start-glue-point="5" draw:end-shape="id23" draw:end-glue-point="1" svg:d="m8500 14350c-3150 0-1050-100-4200-100">
          <text:p text:style-name="P1"><text:span text:style-name="T2">[plus de consommable]</text:span></text:p>
        </draw:connector>
        <draw:connector draw:style-name="gr4" draw:text-style-name="P1" draw:layer="layout" draw:type="curve" svg:x1="2.55cm" svg:y1="14.9cm" svg:x2="11.75cm" svg:y2="16.5cm" draw:start-shape="id23" draw:start-glue-point="2" draw:end-shape="id6" draw:end-glue-point="0" svg:d="m2550 14900c0 1200 9200 400 9200 1600">
          <text:p/>
        </draw:connector>
        <draw:custom-shape draw:style-name="gr3" draw:text-style-name="P1" draw:id="id24" draw:layer="layout" svg:width="0.5cm" svg:height="0.5cm" svg:x="11.5cm" svg:y="2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1.75cm" svg:y1="27.2cm" svg:x2="11.75cm" svg:y2="28.2cm" draw:start-shape="id10" draw:start-glue-point="2" draw:end-shape="id24" draw:end-glue-point="4" svg:d="m11750 27200v1000">
          <text:p/>
        </draw:connector>
        <draw:ellipse draw:style-name="gr2" draw:text-style-name="P3" draw:id="id8" draw:layer="layout" svg:width="3.5cm" svg:height="1.5cm" svg:x="10cm" svg:y="20.5cm">
          <text:p text:style-name="P1"><text:span text:style-name="T2">La barrière détecte</text:span></text:p>
          <text:p text:style-name="P1"><text:span text:style-name="T2">le passage du client</text:span></text:p>
        </draw:ellipse>
        <draw:custom-shape draw:style-name="gr3" draw:text-style-name="P1" draw:id="id25" draw:layer="layout" svg:width="0.5cm" svg:height="0.5cm" svg:x="11.5cm" svg:y="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1.75cm" svg:y1="22cm" svg:x2="11.75cm" svg:y2="23cm" draw:start-shape="id8" draw:start-glue-point="2" draw:end-shape="id25" draw:end-glue-point="4" svg:d="m11750 22000v1000">
          <text:p/>
        </draw:connector>
        <draw:ellipse draw:style-name="gr2" draw:text-style-name="P3" draw:id="id26" draw:layer="layout" svg:width="4.5cm" svg:height="1cm" svg:x="3cm" svg:y="22.5cm">
          <text:p text:style-name="P1"><text:span text:style-name="T2">Le surveillant est prévenue</text:span></text:p>
        </draw:ellipse>
        <draw:connector draw:style-name="gr5" draw:text-style-name="P3" draw:layer="layout" draw:type="curve" svg:x1="11.5cm" svg:y1="23.25cm" svg:x2="7.5cm" svg:y2="23cm" draw:start-shape="id25" draw:start-glue-point="5" draw:end-shape="id26" draw:end-glue-point="1" svg:d="m11500 23250c-3000 0-1000-250-4000-250">
          <text:p text:style-name="P1"><text:span text:style-name="T2">[client non passé]</text:span></text:p>
        </draw:connector>
        <draw:custom-shape draw:style-name="gr3" draw:text-style-name="P1" draw:id="id27" draw:layer="layout" svg:width="0.5cm" svg:height="0.5cm" svg:x="5cm" svg:y="2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25cm" svg:y1="23.5cm" svg:x2="5.25cm" svg:y2="24.5cm" draw:end-shape="id27" draw:end-glue-point="4" svg:d="m5250 23500v1000">
          <text:p/>
        </draw:connector>
        <draw:connector draw:style-name="gr4" draw:text-style-name="P1" draw:layer="layout" draw:type="curve" svg:x1="11.75cm" svg:y1="23.5cm" svg:x2="11.75cm" svg:y2="24.2cm" draw:start-shape="id25" draw:start-glue-point="6" draw:end-shape="id9" draw:end-glue-point="0" svg:d="m11750 23500v700">
          <text:p/>
        </draw:connector>
      </draw:page>
      <draw:page draw:name="page3" draw:style-name="dp1" draw:master-page-name="Standard">
        <draw:frame draw:style-name="gr1" draw:layer="layout" svg:width="5cm" svg:height="1.75cm" svg:x="1cm" svg:y="1cm">
          <draw:text-box>
            <text:p>Le client sort</text:p>
          </draw:text-box>
        </draw:frame>
        <draw:ellipse draw:style-name="gr2" draw:text-style-name="P3" draw:id="id40" draw:layer="layout" svg:width="3.5cm" svg:height="1.5cm" svg:x="5.5cm" svg:y="8cm">
          <text:p text:style-name="P1"><text:span text:style-name="T2">Le client introduit</text:span></text:p>
          <text:p text:style-name="P1"><text:span text:style-name="T2">son ticket de sortie</text:span></text:p>
        </draw:ellipse>
        <draw:ellipse draw:style-name="gr2" draw:text-style-name="P2" draw:id="id39" draw:layer="layout" svg:width="4cm" svg:height="1.5cm" svg:x="13cm" svg:y="8cm">
          <text:p text:style-name="P1"><text:span text:style-name="T1">Le client fournit</text:span></text:p>
          <text:p text:style-name="P1"><text:span text:style-name="T1">une carte pour sortir</text:span></text:p>
        </draw:ellipse>
        <draw:ellipse draw:style-name="gr2" draw:text-style-name="P3" draw:id="id30" draw:layer="layout" svg:width="3.5cm" svg:height="1.5cm" svg:x="9cm" svg:y="10.8cm">
          <text:p text:style-name="P1"><text:span text:style-name="T2">La première barrière</text:span></text:p>
          <text:p text:style-name="P1"><text:span text:style-name="T2">se lève</text:span></text:p>
        </draw:ellipse>
        <draw:custom-shape draw:style-name="gr3" draw:text-style-name="P1" draw:id="id28" draw:layer="layout" svg:width="0.5cm" svg:height="0.5cm" svg:x="10.5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0.75cm" svg:y1="2cm" svg:x2="10.75cm" svg:y2="3cm" draw:start-shape="id28" draw:start-glue-point="8" draw:end-shape="id29" draw:end-glue-point="0" svg:d="m10750 2000v501-2 501">
          <text:p/>
        </draw:connector>
        <draw:ellipse draw:style-name="gr2" draw:text-style-name="P3" draw:id="id31" draw:layer="layout" svg:width="3.5cm" svg:height="1.5cm" svg:x="9cm" svg:y="13.3cm">
          <text:p text:style-name="P1"><text:span text:style-name="T2">le client s'avance</text:span></text:p>
          <text:p text:style-name="P1"><text:span text:style-name="T2">sur la boucle</text:span></text:p>
        </draw:ellipse>
        <draw:connector draw:style-name="gr4" draw:text-style-name="P1" draw:layer="layout" draw:type="curve" svg:x1="10.75cm" svg:y1="12.3cm" svg:x2="10.75cm" svg:y2="13.3cm" draw:start-shape="id30" draw:start-glue-point="2" draw:end-shape="id31" draw:end-glue-point="0" svg:d="m10750 12300v1000">
          <text:p/>
        </draw:connector>
        <draw:ellipse draw:style-name="gr2" draw:text-style-name="P3" draw:id="id32" draw:layer="layout" svg:width="3.5cm" svg:height="1.5cm" svg:x="9cm" svg:y="15.8cm">
          <text:p text:style-name="P1"><text:span text:style-name="T2">La première barrière</text:span></text:p>
          <text:p text:style-name="P1"><text:span text:style-name="T2">se referme</text:span></text:p>
        </draw:ellipse>
        <draw:connector draw:style-name="gr4" draw:text-style-name="P1" draw:layer="layout" draw:type="lines" svg:x1="10.75cm" svg:y1="14.8cm" svg:x2="10.75cm" svg:y2="15.8cm" draw:start-shape="id31" draw:start-glue-point="2" draw:end-shape="id32" svg:d="m10750 14800v501-2 501">
          <text:p/>
        </draw:connector>
        <draw:ellipse draw:style-name="gr2" draw:text-style-name="P3" draw:id="id33" draw:layer="layout" svg:width="3.5cm" svg:height="1.5cm" svg:x="9cm" svg:y="18.3cm">
          <text:p text:style-name="P1"><text:span text:style-name="T2">La deuxième barrière</text:span></text:p>
          <text:p text:style-name="P1"><text:span text:style-name="T2">se lève</text:span></text:p>
        </draw:ellipse>
        <draw:connector draw:style-name="gr4" draw:text-style-name="P1" draw:layer="layout" draw:type="curve" svg:x1="10.75cm" svg:y1="17.3cm" svg:x2="10.75cm" svg:y2="18.3cm" draw:start-shape="id32" draw:start-glue-point="2" draw:end-shape="id33" draw:end-glue-point="0" svg:d="m10750 17300v1000">
          <text:p/>
        </draw:connector>
        <draw:ellipse draw:style-name="gr2" draw:text-style-name="P3" draw:id="id34" draw:layer="layout" svg:width="3.5cm" svg:height="1cm" svg:x="9cm" svg:y="20.8cm">
          <text:p text:style-name="P1"><text:span text:style-name="T2">Le client sort</text:span></text:p>
        </draw:ellipse>
        <draw:connector draw:style-name="gr4" draw:text-style-name="P1" draw:layer="layout" draw:type="lines" svg:x1="10.75cm" svg:y1="19.8cm" svg:x2="10.75cm" svg:y2="20.8cm" draw:start-shape="id33" draw:start-glue-point="2" draw:end-shape="id34" svg:d="m10750 19800v501-2 501">
          <text:p/>
        </draw:connector>
        <draw:ellipse draw:style-name="gr2" draw:text-style-name="P3" draw:id="id36" draw:layer="layout" svg:width="3.5cm" svg:height="1.5cm" svg:x="9cm" svg:y="26cm">
          <text:p text:style-name="P1"><text:span text:style-name="T2">La deuxième barrière</text:span></text:p>
          <text:p text:style-name="P1"><text:span text:style-name="T2">se referme</text:span></text:p>
        </draw:ellipse>
        <draw:connector draw:style-name="gr4" draw:text-style-name="P1" draw:layer="layout" draw:type="curve" svg:x1="10.75cm" svg:y1="21.8cm" svg:x2="10.75cm" svg:y2="22.5cm" draw:start-shape="id34" draw:start-glue-point="2" draw:end-shape="id35" svg:d="m10750 21800v700">
          <text:p/>
        </draw:connector>
        <draw:custom-shape draw:style-name="gr3" draw:text-style-name="P1" draw:id="id37" draw:layer="layout" svg:width="0.5cm" svg:height="0.5cm" svg:x="10.5cm" svg:y="2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75cm" svg:y1="27.5cm" svg:x2="10.75cm" svg:y2="28.2cm" draw:start-shape="id36" draw:start-glue-point="2" draw:end-shape="id37" draw:end-glue-point="4" svg:d="m10750 27500v700">
          <text:p/>
        </draw:connector>
        <draw:custom-shape draw:style-name="gr3" draw:text-style-name="P1" draw:id="id38" draw:layer="layout" svg:width="0.5cm" svg:height="0.5cm" svg:x="10.5cm" svg:y="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curve" svg:x1="10.75cm" svg:y1="6.3cm" svg:x2="15cm" svg:y2="8cm" draw:start-shape="id38" draw:start-glue-point="6" draw:end-shape="id39" draw:end-glue-point="0" svg:d="m10750 6300c0 1276 4250 427 4250 1700">
          <text:p text:style-name="P1"><text:span text:style-name="T2">[est entré avec carte]</text:span></text:p>
        </draw:connector>
        <draw:connector draw:style-name="gr5" draw:text-style-name="P3" draw:layer="layout" draw:type="curve" svg:x1="10.75cm" svg:y1="6.3cm" svg:x2="7.25cm" svg:y2="8cm" draw:start-shape="id38" draw:start-glue-point="6" draw:end-shape="id40" draw:end-glue-point="0" svg:d="m10750 6300c0 1276-3500 427-3500 1700">
          <text:p text:style-name="P1"><text:span text:style-name="T2">[est entré avec ticket]</text:span></text:p>
        </draw:connector>
        <draw:connector draw:style-name="gr4" draw:text-style-name="P1" draw:layer="layout" draw:type="curve" svg:x1="7.25cm" svg:y1="9.5cm" svg:x2="10.75cm" svg:y2="10.8cm" draw:start-shape="id40" draw:start-glue-point="2" draw:end-shape="id30" draw:end-glue-point="0" svg:d="m7250 9500c0 975 3500 325 3500 1300">
          <text:p/>
        </draw:connector>
        <draw:connector draw:style-name="gr4" draw:text-style-name="P1" draw:layer="layout" draw:type="curve" svg:x1="15cm" svg:y1="9.5cm" svg:x2="10.75cm" svg:y2="10.8cm" draw:start-shape="id39" draw:start-glue-point="2" draw:end-shape="id30" draw:end-glue-point="0" svg:d="m15000 9500c0 975-4250 325-4250 1300">
          <text:p/>
        </draw:connector>
        <draw:ellipse draw:style-name="gr2" draw:text-style-name="P3" draw:id="id29" draw:layer="layout" svg:width="3.5cm" svg:height="1.5cm" svg:x="9cm" svg:y="3cm">
          <text:p text:style-name="P1"><text:span text:style-name="T2">Le client s'avance</text:span></text:p>
          <text:p text:style-name="P1"><text:span text:style-name="T2">Vers la première</text:span></text:p>
          <text:p text:style-name="P1"><text:span text:style-name="T2">barrière</text:span></text:p>
        </draw:ellipse>
        <draw:connector draw:style-name="gr4" draw:text-style-name="P1" draw:layer="layout" draw:type="curve" svg:x1="10.75cm" svg:y1="4.5cm" svg:x2="10.75cm" svg:y2="5.8cm" draw:start-shape="id29" draw:start-glue-point="2" draw:end-shape="id38" draw:end-glue-point="4" svg:d="m10750 4500v1300">
          <text:p/>
        </draw:connector>
        <draw:ellipse draw:style-name="gr2" draw:text-style-name="P3" draw:id="id35" draw:layer="layout" svg:width="3.5cm" svg:height="1.5cm" svg:x="9cm" svg:y="22.5cm">
          <text:p text:style-name="P1"><text:span text:style-name="T2">Le détecteur</text:span></text:p>
          <text:p text:style-name="P1"><text:span text:style-name="T2">détecte le passage</text:span></text:p>
          <text:p text:style-name="P1"><text:span text:style-name="T2">du client</text:span></text:p>
        </draw:ellipse>
        <draw:custom-shape draw:style-name="gr3" draw:text-style-name="P1" draw:id="id41" draw:layer="layout" svg:width="0.5cm" svg:height="0.5cm" svg:x="10.5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0.75cm" svg:y1="24cm" svg:x2="10.75cm" svg:y2="24.6cm" draw:start-shape="id35" draw:start-glue-point="2" draw:end-shape="id41" draw:end-glue-point="4" svg:d="m10750 24000v600">
          <text:p/>
        </draw:connector>
        <draw:connector draw:style-name="gr4" draw:text-style-name="P1" draw:layer="layout" draw:type="curve" svg:x1="10.75cm" svg:y1="25.1cm" svg:x2="10.75cm" svg:y2="26cm" draw:start-shape="id41" draw:start-glue-point="6" draw:end-shape="id36" draw:end-glue-point="0" svg:d="m10750 25100v900">
          <text:p/>
        </draw:connector>
        <draw:connector draw:style-name="gr5" draw:text-style-name="P1" draw:layer="layout" draw:type="curve" svg:x1="10.5cm" svg:y1="24.85cm" svg:x2="6.5cm" svg:y2="24.8cm" draw:start-shape="id41" draw:start-glue-point="5" draw:end-shape="id42" draw:end-glue-point="1" svg:d="m10500 24850c-3000 0-1000-50-4000-50">
          <text:p text:style-name="P1"><text:span text:style-name="T2">[client non passé]</text:span></text:p>
        </draw:connector>
        <draw:ellipse draw:style-name="gr2" draw:text-style-name="P3" draw:id="id42" draw:layer="layout" svg:width="4.5cm" svg:height="1cm" svg:x="2cm" svg:y="24.3cm">
          <text:p text:style-name="P1"><text:span text:style-name="T2">Le surveillant est prévenue</text:span></text:p>
        </draw:ellipse>
        <draw:custom-shape draw:style-name="gr3" draw:text-style-name="P1" draw:id="id43" draw:layer="layout" svg:width="0.5cm" svg:height="0.5cm" svg:x="4cm" svg:y="2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25cm" svg:y1="25.3cm" svg:x2="4.25cm" svg:y2="26.4cm" draw:start-shape="id42" draw:start-glue-point="2" draw:end-shape="id43" draw:end-glue-point="4" svg:d="m4250 25300v1100">
          <text:p/>
        </draw:connector>
      </draw:page>
      <draw:page draw:name="page4" draw:style-name="dp1" draw:master-page-name="Standard">
        <draw:ellipse draw:style-name="gr2" draw:text-style-name="P3" draw:id="id46" draw:layer="layout" svg:width="3.5cm" svg:height="1.5cm" svg:x="9.4cm" svg:y="4.8cm">
          <text:p text:style-name="P1"><text:span text:style-name="T2">Le client introduit</text:span></text:p>
          <text:p text:style-name="P1"><text:span text:style-name="T2">son ticket d'entrée</text:span></text:p>
        </draw:ellipse>
        <draw:custom-shape draw:style-name="gr3" draw:text-style-name="P1" draw:id="id44" draw:layer="layout" svg:width="0.5cm" svg:height="0.5cm" svg:x="9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75cm" svg:y1="1.5cm" svg:x2="9.75cm" svg:y2="2.5cm" draw:start-shape="id44" draw:start-glue-point="8" draw:end-shape="id45" draw:end-glue-point="0" svg:d="m9750 1500v501-2 501">
          <text:p/>
        </draw:connector>
        <draw:frame draw:style-name="gr1" draw:layer="layout" svg:width="5cm" svg:height="1.75cm" svg:x="1cm" svg:y="1cm">
          <draw:text-box>
            <text:p>Le client paye</text:p>
          </draw:text-box>
        </draw:frame>
        <draw:ellipse draw:style-name="gr2" draw:text-style-name="P3" draw:id="id48" draw:layer="layout" svg:width="4.5cm" svg:height="1.5cm" svg:x="15cm" svg:y="9.8cm">
          <text:p text:style-name="P1"><text:span text:style-name="T2">Le surveillant s'occupe</text:span></text:p>
          <text:p text:style-name="P1"><text:span text:style-name="T2">de son cas</text:span></text:p>
        </draw:ellipse>
        <draw:connector draw:style-name="gr4" draw:text-style-name="P1" draw:layer="layout" draw:type="lines" svg:x1="11.15cm" svg:y1="6.3cm" svg:x2="11.15cm" svg:y2="7.5cm" draw:start-shape="id46" draw:start-glue-point="2" draw:end-shape="id47" draw:end-glue-point="4" svg:d="m11150 6300v501 198 501">
          <text:p/>
        </draw:connector>
        <draw:custom-shape draw:style-name="gr3" draw:text-style-name="P1" draw:id="id47" draw:layer="layout" svg:width="0.5cm" svg:height="0.5cm" svg:x="10.9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curve" svg:x1="11.4cm" svg:y1="7.75cm" svg:x2="15cm" svg:y2="10.55cm" draw:start-shape="id47" draw:start-glue-point="7" draw:end-shape="id48" draw:end-glue-point="3" svg:d="m11400 7750c2701 0 902 2800 3600 2800">
          <text:p text:style-name="P1"><text:span text:style-name="T2">[ticket perdu]</text:span></text:p>
        </draw:connector>
        <draw:ellipse draw:style-name="gr2" draw:text-style-name="P3" draw:id="id49" draw:layer="layout" svg:width="3.5cm" svg:height="1.5cm" svg:x="8cm" svg:y="8.8cm">
          <text:p text:style-name="P1"><text:span text:style-name="T2">Le montant à payer</text:span></text:p>
          <text:p text:style-name="P1"><text:span text:style-name="T2">s'affiche</text:span></text:p>
        </draw:ellipse>
        <draw:connector draw:style-name="gr4" draw:text-style-name="P1" draw:layer="layout" draw:type="curve" svg:x1="11.15cm" svg:y1="8cm" svg:x2="9.75cm" svg:y2="8.8cm" draw:start-shape="id47" draw:start-glue-point="6" draw:end-shape="id49" draw:end-glue-point="0" svg:d="m11150 8000c0 601-1400 202-1400 800">
          <text:p/>
        </draw:connector>
        <draw:ellipse draw:style-name="gr2" draw:text-style-name="P5" draw:id="id52" draw:layer="layout" svg:width="4.5cm" svg:height="1.5cm" svg:x="7.5cm" svg:y="13.8cm">
          <text:p text:style-name="P4"><text:span text:style-name="T3">le client paye en liquide</text:span></text:p>
        </draw:ellipse>
        <draw:connector draw:style-name="gr4" draw:text-style-name="P1" draw:layer="layout" draw:type="curve" svg:x1="9.75cm" svg:y1="10.3cm" svg:x2="9.75cm" svg:y2="11.3cm" draw:start-shape="id49" draw:start-glue-point="2" draw:end-shape="id50" draw:end-glue-point="4" svg:d="m9750 10300v1000">
          <text:p/>
        </draw:connector>
        <draw:custom-shape draw:style-name="gr3" draw:text-style-name="P1" draw:id="id50" draw:layer="layout" svg:width="0.5cm" svg:height="0.5cm" svg:x="9.5cm" svg:y="1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5" draw:id="id51" draw:layer="layout" svg:width="3.5cm" svg:height="1.5cm" svg:x="12.5cm" svg:y="13.8cm">
          <text:p text:style-name="P6"><text:span text:style-name="T3">le client introduit</text:span></text:p>
          <text:p text:style-name="P6"><text:span text:style-name="T3">une carte pour payer</text:span></text:p>
        </draw:ellipse>
        <draw:connector draw:style-name="gr4" draw:text-style-name="P1" draw:layer="layout" draw:type="curve" svg:x1="9.75cm" svg:y1="11.8cm" svg:x2="14.25cm" svg:y2="13.8cm" draw:start-shape="id50" draw:start-glue-point="6" draw:end-shape="id51" draw:end-glue-point="0" svg:d="m9750 11800c0 1501 4500 502 4500 2000">
          <text:p/>
        </draw:connector>
        <draw:connector draw:style-name="gr4" draw:text-style-name="P1" draw:layer="layout" draw:type="curve" svg:x1="9.75cm" svg:y1="11.8cm" svg:x2="9.75cm" svg:y2="13.8cm" draw:start-shape="id50" draw:start-glue-point="6" draw:end-shape="id52" draw:end-glue-point="0" svg:d="m9750 11800v2000">
          <text:p/>
        </draw:connector>
        <draw:connector draw:style-name="gr5" draw:text-style-name="P3" draw:layer="layout" draw:type="curve" svg:x1="10cm" svg:y1="11.55cm" svg:x2="15cm" svg:y2="10.55cm" draw:start-shape="id50" draw:start-glue-point="7" draw:end-shape="id48" draw:end-glue-point="3" svg:d="m10000 11550c3751 0 1252-1000 5000-1000">
          <text:p text:style-name="P1"><text:span text:style-name="T2">[montant erroné]</text:span></text:p>
        </draw:connector>
        <draw:connector draw:style-name="gr4" draw:text-style-name="P1" draw:layer="layout" draw:type="curve" svg:x1="9.75cm" svg:y1="15.3cm" svg:x2="9.75cm" svg:y2="17.6cm" draw:start-shape="id52" draw:start-glue-point="2" draw:end-shape="id53" svg:d="m9750 15300v2300">
          <text:p/>
        </draw:connector>
        <draw:connector draw:style-name="gr4" draw:text-style-name="P1" draw:layer="layout" draw:type="curve" svg:x1="14.25cm" svg:y1="15.3cm" svg:x2="9.75cm" svg:y2="17.6cm" draw:start-shape="id51" draw:start-glue-point="2" draw:end-shape="id53" draw:end-glue-point="0" svg:d="m14250 15300c0 1725-4500 575-4500 2300">
          <text:p/>
        </draw:connector>
        <draw:ellipse draw:style-name="gr2" draw:text-style-name="P3" draw:id="id53" draw:layer="layout" svg:width="3.5cm" svg:height="1.5cm" svg:x="8cm" svg:y="17.6cm">
          <text:p text:style-name="P7"><text:span text:style-name="T4">la caisse donne</text:span></text:p>
          <text:p text:style-name="P7"><text:span text:style-name="T4">un ticket de sortie</text:span></text:p>
        </draw:ellipse>
        <draw:custom-shape draw:style-name="gr3" draw:text-style-name="P1" draw:id="id54" draw:layer="layout" svg:width="0.5cm" svg:height="0.5cm" svg:x="9.5cm" svg:y="2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9.75cm" svg:y1="19.1cm" svg:x2="9.75cm" svg:y2="20.1cm" draw:start-shape="id53" draw:start-glue-point="2" draw:end-shape="id54" draw:end-glue-point="4" svg:d="m9750 19100v1000">
          <text:p/>
        </draw:connector>
        <draw:ellipse draw:style-name="gr2" draw:text-style-name="P3" draw:id="id57" draw:layer="layout" svg:width="3.5cm" svg:height="1.5cm" svg:x="1.5cm" svg:y="19.6cm">
          <text:p text:style-name="P7"><text:span text:style-name="T4">Le surveillant est</text:span></text:p>
          <text:p text:style-name="P7"><text:span text:style-name="T4">prévenue</text:span></text:p>
        </draw:ellipse>
        <draw:custom-shape draw:style-name="gr3" draw:text-style-name="P1" draw:id="id55" draw:layer="layout" svg:width="0.5cm" svg:height="0.5cm" svg:x="9.5cm" svg:y="2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5cm" svg:y1="20.6cm" svg:x2="9.75cm" svg:y2="23.3cm" draw:start-shape="id54" draw:start-glue-point="6" draw:end-shape="id55" draw:end-glue-point="4" svg:d="m9750 20600v2700">
          <text:p/>
        </draw:connector>
        <draw:custom-shape draw:style-name="gr3" draw:text-style-name="P1" draw:id="id56" draw:layer="layout" svg:width="0.5cm" svg:height="0.5cm" svg:x="1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7.25cm" svg:y1="11.3cm" svg:x2="17.25cm" svg:y2="12.8cm" draw:start-shape="id48" draw:start-glue-point="2" draw:end-shape="id56" draw:end-glue-point="4" svg:d="m17250 11300v1500">
          <text:p/>
        </draw:connector>
        <draw:connector draw:style-name="gr5" draw:text-style-name="P3" draw:layer="layout" draw:type="curve" svg:x1="9.5cm" svg:y1="20.35cm" svg:x2="5cm" svg:y2="20.35cm" draw:start-shape="id54" draw:start-glue-point="5" draw:end-shape="id57" draw:end-glue-point="1" svg:d="m9500 20350h-4500">
          <text:p text:style-name="P1"><text:span text:style-name="T2">[plus de consommable]</text:span></text:p>
        </draw:connector>
        <draw:connector draw:style-name="gr4" draw:text-style-name="P1" draw:layer="layout" draw:type="curve" svg:x1="3.25cm" svg:y1="21.1cm" svg:x2="9.75cm" svg:y2="23.3cm" draw:start-shape="id57" draw:start-glue-point="2" draw:end-shape="id55" draw:end-glue-point="4" svg:d="m3250 21100c0 1650 6500 550 6500 2200">
          <text:p/>
        </draw:connector>
        <draw:ellipse draw:style-name="gr2" draw:text-style-name="P9" draw:id="id58" draw:layer="layout" svg:width="4.5cm" svg:height="1.5cm" svg:x="2.5cm" svg:y="13.8cm">
          <text:p text:style-name="P8"><text:span text:style-name="T5">le client paye en chèque</text:span></text:p>
          <text:p text:style-name="P8"><text:span text:style-name="T5">au surveillant</text:span></text:p>
        </draw:ellipse>
        <draw:connector draw:style-name="gr4" draw:text-style-name="P1" draw:layer="layout" draw:type="curve" svg:x1="9.75cm" svg:y1="11.8cm" svg:x2="4.75cm" svg:y2="13.8cm" draw:start-shape="id50" draw:start-glue-point="6" draw:end-shape="id58" draw:end-glue-point="0" svg:d="m9750 11800c0 1501-5000 502-5000 2000">
          <text:p/>
        </draw:connector>
        <draw:connector draw:style-name="gr4" draw:text-style-name="P1" draw:layer="layout" draw:type="curve" svg:x1="4.75cm" svg:y1="15.3cm" svg:x2="9.75cm" svg:y2="17.6cm" draw:start-shape="id58" draw:start-glue-point="2" draw:end-shape="id53" draw:end-glue-point="0" svg:d="m4750 15300c0 1725 5000 575 5000 2300">
          <text:p/>
        </draw:connector>
        <draw:custom-shape draw:style-name="gr3" draw:text-style-name="P1" draw:id="id45" draw:layer="layout" svg:width="0.5cm" svg:height="0.5cm" svg:x="9.5cm" svg:y="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curve" svg:x1="9.75cm" svg:y1="3cm" svg:x2="11.15cm" svg:y2="4.8cm" draw:start-shape="id45" draw:start-glue-point="6" draw:end-shape="id46" draw:end-glue-point="0" svg:d="m9750 3000c0 1351 1400 452 1400 1800">
          <text:p text:style-name="P1"><text:span text:style-name="T2">[client va à la borne]</text:span></text:p>
        </draw:connector>
        <draw:ellipse draw:style-name="gr2" draw:text-style-name="P9" draw:id="id59" draw:layer="layout" svg:width="4cm" svg:height="1.5cm" svg:x="1cm" svg:y="4.8cm">
          <text:p text:style-name="P8"><text:span text:style-name="T5">le client donne</text:span></text:p>
          <text:p text:style-name="P8"><text:span text:style-name="T5">son ticket au surveillant</text:span></text:p>
        </draw:ellipse>
        <draw:connector draw:style-name="gr5" draw:text-style-name="P3" draw:layer="layout" draw:type="curve" svg:x1="9.75cm" svg:y1="3cm" svg:x2="3cm" svg:y2="4.8cm" draw:start-shape="id45" draw:start-glue-point="6" draw:end-shape="id59" draw:end-glue-point="0" svg:d="m9750 3000c0 1351-6750 452-6750 1800">
          <text:p text:style-name="P1"><text:span text:style-name="T2">[client va voir le surveillant]</text:span></text:p>
        </draw:connector>
        <draw:ellipse draw:style-name="gr2" draw:text-style-name="P3" draw:id="id60" draw:layer="layout" svg:width="3.8cm" svg:height="1.5cm" svg:x="1.1cm" svg:y="8.5cm">
          <text:p text:style-name="P1"><text:span text:style-name="T2">le surveillant indique</text:span></text:p>
          <text:p text:style-name="P1"><text:span text:style-name="T2">le montant à payer</text:span></text:p>
        </draw:ellipse>
        <draw:connector draw:style-name="gr4" draw:text-style-name="P1" draw:layer="layout" draw:type="curve" svg:x1="3cm" svg:y1="10cm" svg:x2="9.75cm" svg:y2="11.3cm" draw:start-shape="id60" draw:start-glue-point="2" draw:end-shape="id50" draw:end-glue-point="4" svg:d="m3000 10000c0 975 6750 325 6750 1300">
          <text:p/>
        </draw:connector>
        <draw:connector draw:style-name="gr4" draw:text-style-name="P1" draw:layer="layout" draw:type="curve" svg:x1="3cm" svg:y1="6.3cm" svg:x2="3cm" svg:y2="8.5cm" draw:start-shape="id59" draw:start-glue-point="2" draw:end-shape="id60" draw:end-glue-point="0" svg:d="m3000 6300v2200">
          <text:p/>
        </draw:connector>
      </draw:page>
      <draw:page draw:name="page5" draw:style-name="dp1" draw:master-page-name="Standard">
        <draw:ellipse draw:style-name="gr2" draw:text-style-name="P3" draw:id="id62" draw:layer="layout" svg:width="3.5cm" svg:height="1.5cm" svg:x="8cm" svg:y="2.5cm">
          <text:p text:style-name="P10"><text:span text:style-name="T4">le client introduit</text:span></text:p>
          <text:p text:style-name="P10"><text:span text:style-name="T4">une carte</text:span></text:p>
        </draw:ellipse>
        <draw:custom-shape draw:style-name="gr3" draw:text-style-name="P1" draw:id="id61" draw:layer="layout" svg:width="0.5cm" svg:height="0.5cm" svg:x="9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75cm" svg:y1="1.5cm" svg:x2="9.75cm" svg:y2="2.5cm" draw:start-shape="id61" draw:start-glue-point="8" draw:end-shape="id62" svg:d="m9750 1500v501-2 501">
          <text:p/>
        </draw:connector>
        <draw:connector draw:style-name="gr4" draw:text-style-name="P1" draw:layer="layout" draw:type="lines" svg:x1="9.75cm" svg:y1="4cm" svg:x2="9.75cm" svg:y2="5cm" draw:start-shape="id62" draw:start-glue-point="2" draw:end-shape="id63" draw:end-glue-point="4" svg:d="m9750 4000v501-2 501">
          <text:p/>
        </draw:connector>
        <draw:custom-shape draw:style-name="gr3" draw:text-style-name="P1" draw:id="id63" draw:layer="layout" svg:width="0.5cm" svg:height="0.5cm" svg:x="9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7cm" svg:height="2.25cm" svg:x="1cm" svg:y="1cm">
          <draw:text-box>
            <text:p>Le client introduit une carte pour rentrer</text:p>
          </draw:text-box>
        </draw:frame>
        <draw:ellipse draw:style-name="gr2" draw:text-style-name="P3" draw:id="id64" draw:layer="layout" svg:width="4.5cm" svg:height="1.5cm" svg:x="7.5cm" svg:y="6.5cm">
          <text:p text:style-name="P10"><text:span text:style-name="T4">la borne récupère</text:span></text:p>
          <text:p text:style-name="P10"><text:span text:style-name="T4">l’empreinte de la carte</text:span></text:p>
        </draw:ellipse>
        <draw:connector draw:style-name="gr5" draw:text-style-name="P1" draw:layer="layout" draw:type="curve" svg:x1="9.75cm" svg:y1="5.5cm" svg:x2="9.75cm" svg:y2="6.5cm" draw:start-shape="id63" draw:start-glue-point="6" draw:end-shape="id64" draw:end-glue-point="0" svg:d="m9750 5500v1000">
          <text:p text:style-name="P1"><text:span text:style-name="T2">[carte valide]</text:span></text:p>
        </draw:connector>
        <draw:ellipse draw:style-name="gr2" draw:text-style-name="P3" draw:id="id65" draw:layer="layout" svg:width="4.5cm" svg:height="1.5cm" svg:x="7.5cm" svg:y="9cm">
          <text:p text:style-name="P11"><text:span text:style-name="T4">la borne rend la carte</text:span></text:p>
        </draw:ellipse>
        <draw:connector draw:style-name="gr4" draw:text-style-name="P1" draw:layer="layout" draw:type="curve" svg:x1="9.75cm" svg:y1="8cm" svg:x2="9.75cm" svg:y2="9cm" draw:start-shape="id64" draw:start-glue-point="2" draw:end-shape="id65" svg:d="m9750 8000v1000">
          <text:p/>
        </draw:connector>
        <draw:custom-shape draw:style-name="gr3" draw:text-style-name="P1" draw:id="id66" draw:layer="layout" svg:width="0.5cm" svg:height="0.5cm" svg:x="9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5cm" svg:y1="10.5cm" svg:x2="9.75cm" svg:y2="11.5cm" draw:start-shape="id65" draw:start-glue-point="2" draw:end-shape="id66" draw:end-glue-point="4" svg:d="m9750 10500v1000">
          <text:p/>
        </draw:connector>
        <draw:ellipse draw:style-name="gr2" draw:text-style-name="P3" draw:id="id67" draw:layer="layout" svg:width="3.5cm" svg:height="1.5cm" svg:x="13cm" svg:y="4.5cm">
          <text:p text:style-name="P10"><text:span text:style-name="T4">la borne prévient le</text:span></text:p>
          <text:p text:style-name="P10"><text:span text:style-name="T4">surveillant</text:span></text:p>
        </draw:ellipse>
        <draw:connector draw:style-name="gr5" draw:text-style-name="P3" draw:layer="layout" draw:type="curve" svg:x1="10cm" svg:y1="5.25cm" svg:x2="13cm" svg:y2="5.25cm" draw:start-shape="id63" draw:start-glue-point="7" draw:end-shape="id67" draw:end-glue-point="3" svg:d="m10000 5250h3000">
          <text:p text:style-name="P1"><text:span text:style-name="T2">[carte invalide]</text:span></text:p>
        </draw:connector>
        <draw:custom-shape draw:style-name="gr3" draw:text-style-name="P1" draw:id="id68" draw:layer="layout" svg:width="0.5cm" svg:height="0.5cm" svg:x="14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75cm" svg:y1="6cm" svg:x2="14.75cm" svg:y2="7cm" draw:end-shape="id68" draw:end-glue-point="4" svg:d="m14750 6000v1000">
          <text:p/>
        </draw:connector>
      </draw:page>
      <draw:page draw:name="page6" draw:style-name="dp1" draw:master-page-name="Standard">
        <draw:frame draw:style-name="gr6" draw:text-style-name="P13" draw:layer="layout" svg:width="7cm" svg:height="2.25cm" svg:x="1cm" svg:y="1cm">
          <draw:text-box>
            <text:p text:style-name="P12"><text:span text:style-name="T6">Le client introduit une carte pour sortir</text:span></text:p>
          </draw:text-box>
        </draw:frame>
        <draw:ellipse draw:style-name="gr2" draw:text-style-name="P3" draw:id="id70" draw:layer="layout" svg:width="3.5cm" svg:height="1.5cm" svg:x="8cm" svg:y="2.5cm">
          <text:p text:style-name="P10"><text:span text:style-name="T4">le client introduit</text:span></text:p>
          <text:p text:style-name="P10"><text:span text:style-name="T4">une carte</text:span></text:p>
        </draw:ellipse>
        <draw:custom-shape draw:style-name="gr3" draw:text-style-name="P1" draw:id="id69" draw:layer="layout" svg:width="0.5cm" svg:height="0.5cm" svg:x="9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75cm" svg:y1="1.5cm" svg:x2="9.75cm" svg:y2="2.5cm" draw:start-shape="id69" draw:start-glue-point="8" draw:end-shape="id70" svg:d="m9750 1500v501-2 501">
          <text:p/>
        </draw:connector>
        <draw:connector draw:style-name="gr4" draw:text-style-name="P1" draw:layer="layout" draw:type="lines" svg:x1="9.75cm" svg:y1="4cm" svg:x2="9.75cm" svg:y2="5cm" draw:start-shape="id70" draw:start-glue-point="2" draw:end-shape="id71" draw:end-glue-point="4" svg:d="m9750 4000v501-2 501">
          <text:p/>
        </draw:connector>
        <draw:custom-shape draw:style-name="gr3" draw:text-style-name="P1" draw:id="id71" draw:layer="layout" svg:width="0.5cm" svg:height="0.5cm" svg:x="9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3" draw:id="id72" draw:layer="layout" svg:width="5.5cm" svg:height="1.5cm" svg:x="7cm" svg:y="6.5cm">
          <text:p text:style-name="P10"><text:span text:style-name="T4">la borne envoie les informations</text:span></text:p>
          <text:p text:style-name="P10"><text:span text:style-name="T4">relatives à la transaction</text:span></text:p>
        </draw:ellipse>
        <draw:connector draw:style-name="gr5" draw:text-style-name="P1" draw:layer="layout" draw:type="curve" svg:x1="9.75cm" svg:y1="5.5cm" svg:x2="9.75cm" svg:y2="6.5cm" draw:start-shape="id71" draw:start-glue-point="6" draw:end-shape="id72" draw:end-glue-point="0" svg:d="m9750 5500v1000">
          <text:p text:style-name="P1"><text:span text:style-name="T2">[carte valide]</text:span></text:p>
        </draw:connector>
        <draw:ellipse draw:style-name="gr2" draw:text-style-name="P3" draw:id="id73" draw:layer="layout" svg:width="4.5cm" svg:height="1.5cm" svg:x="7.5cm" svg:y="9cm">
          <text:p text:style-name="P11"><text:span text:style-name="T4">la borne rend la carte</text:span></text:p>
        </draw:ellipse>
        <draw:connector draw:style-name="gr4" draw:text-style-name="P1" draw:layer="layout" draw:type="curve" svg:x1="9.75cm" svg:y1="8cm" svg:x2="9.75cm" svg:y2="9cm" draw:start-shape="id72" draw:start-glue-point="2" draw:end-shape="id73" svg:d="m9750 8000v1000">
          <text:p/>
        </draw:connector>
        <draw:custom-shape draw:style-name="gr3" draw:text-style-name="P1" draw:id="id74" draw:layer="layout" svg:width="0.5cm" svg:height="0.5cm" svg:x="9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5cm" svg:y1="10.5cm" svg:x2="9.75cm" svg:y2="11.5cm" draw:start-shape="id73" draw:start-glue-point="2" draw:end-shape="id74" draw:end-glue-point="4" svg:d="m9750 10500v1000">
          <text:p/>
        </draw:connector>
        <draw:ellipse draw:style-name="gr2" draw:text-style-name="P3" draw:id="id75" draw:layer="layout" svg:width="3.5cm" svg:height="1.5cm" svg:x="13cm" svg:y="4.5cm">
          <text:p text:style-name="P10"><text:span text:style-name="T4">la borne prévient le</text:span></text:p>
          <text:p text:style-name="P10"><text:span text:style-name="T4">surveillant</text:span></text:p>
        </draw:ellipse>
        <draw:connector draw:style-name="gr5" draw:text-style-name="P1" draw:layer="layout" draw:type="curve" svg:x1="10cm" svg:y1="5.25cm" svg:x2="13cm" svg:y2="5.25cm" draw:start-shape="id71" draw:start-glue-point="7" draw:end-shape="id75" draw:end-glue-point="3" svg:d="m10000 5250h3000">
          <text:p text:style-name="P1"><text:span text:style-name="T2">[carte invalide]</text:span></text:p>
        </draw:connector>
        <draw:custom-shape draw:style-name="gr3" draw:text-style-name="P1" draw:id="id76" draw:layer="layout" svg:width="0.5cm" svg:height="0.5cm" svg:x="14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75cm" svg:y1="6cm" svg:x2="14.75cm" svg:y2="7cm" draw:end-shape="id76" draw:end-glue-point="4" svg:d="m14750 6000v1000">
          <text:p/>
        </draw:connector>
      </draw:page>
      <draw:page draw:name="page7" draw:style-name="dp1" draw:master-page-name="Standard">
        <draw:frame draw:style-name="gr1" draw:text-style-name="P13" draw:layer="layout" svg:width="6cm" svg:height="1.953cm" svg:x="1cm" svg:y="1cm">
          <draw:text-box>
            <text:p text:style-name="P14"><text:span text:style-name="T7">le client paye en liquide</text:span></text:p>
          </draw:text-box>
        </draw:frame>
        <draw:ellipse draw:style-name="gr2" draw:text-style-name="P3" draw:id="id78" draw:layer="layout" svg:width="3.5cm" svg:height="1.5cm" svg:x="8cm" svg:y="2.5cm">
          <text:p text:style-name="P11"><text:span text:style-name="T4">le client fournit</text:span></text:p>
          <text:p text:style-name="P11"><text:span text:style-name="T4">de la monnaie</text:span></text:p>
        </draw:ellipse>
        <draw:custom-shape draw:style-name="gr3" draw:text-style-name="P1" draw:id="id77" draw:layer="layout" svg:width="0.5cm" svg:height="0.5cm" svg:x="9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75cm" svg:y1="1.5cm" svg:x2="9.75cm" svg:y2="2.5cm" draw:start-shape="id77" draw:start-glue-point="8" draw:end-shape="id78" svg:d="m9750 1500v501-2 501">
          <text:p/>
        </draw:connector>
        <draw:custom-shape draw:style-name="gr3" draw:text-style-name="P1" draw:id="id79" draw:layer="layout" svg:width="0.5cm" svg:height="0.5cm" svg:x="9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9.75cm" svg:y1="4cm" svg:x2="9.75cm" svg:y2="5cm" draw:start-shape="id78" draw:start-glue-point="2" draw:end-shape="id79" draw:end-glue-point="4" svg:d="m9750 4000v1000">
          <text:p/>
        </draw:connector>
        <draw:ellipse draw:style-name="gr2" draw:text-style-name="P3" draw:id="id80" draw:layer="layout" svg:width="3.5cm" svg:height="1.5cm" svg:x="16.5cm" svg:y="2.5cm">
          <text:p text:style-name="P10"><text:span text:style-name="T4">la caisse appelle</text:span></text:p>
          <text:p text:style-name="P10"><text:span text:style-name="T4">le surveillant</text:span></text:p>
        </draw:ellipse>
        <draw:connector draw:style-name="gr5" draw:text-style-name="P1" draw:layer="layout" draw:type="curve" svg:x1="10cm" svg:y1="5.25cm" svg:x2="16.5cm" svg:y2="3.25cm" draw:start-shape="id79" draw:start-glue-point="7" draw:end-shape="id80" draw:end-glue-point="3" svg:d="m10000 5250c4876 0 1627-2000 6500-2000">
          <text:p text:style-name="P11"><text:span text:style-name="T8">[pas assez de monnaie et n'interagit pas avec la machine]</text:span></text:p>
        </draw:connector>
        <draw:ellipse draw:style-name="gr2" draw:text-style-name="P3" draw:id="id81" draw:layer="layout" svg:width="3.5cm" svg:height="1.5cm" svg:x="8cm" svg:y="7cm">
          <text:p text:style-name="P10"><text:span text:style-name="T4">la borne rend</text:span></text:p>
          <text:p text:style-name="P10"><text:span text:style-name="T4">la monnaie</text:span></text:p>
        </draw:ellipse>
        <draw:connector draw:style-name="gr5" draw:text-style-name="P3" draw:layer="layout" draw:type="curve" svg:x1="9.75cm" svg:y1="5.5cm" svg:x2="9.75cm" svg:y2="7cm" draw:start-shape="id79" draw:start-glue-point="6" draw:end-shape="id81" draw:end-glue-point="0" svg:d="m9750 5500v1500">
          <text:p text:style-name="P1"><text:span text:style-name="T2">[ok]</text:span></text:p>
        </draw:connector>
        <draw:custom-shape draw:style-name="gr3" draw:text-style-name="P1" draw:id="id82" draw:layer="layout" svg:width="0.5cm" svg:height="0.5cm" svg:x="9.5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9.75cm" svg:y1="8.5cm" svg:x2="9.75cm" svg:y2="10cm" draw:start-shape="id81" draw:start-glue-point="2" draw:end-shape="id82" draw:end-glue-point="4" svg:d="m9750 8500v1500">
          <text:p/>
        </draw:connector>
        <draw:custom-shape draw:style-name="gr3" draw:text-style-name="P1" draw:id="id83" draw:layer="layout" svg:width="0.5cm" svg:height="0.5cm" svg:x="9.5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5cm" svg:y1="10.5cm" svg:x2="9.75cm" svg:y2="12cm" draw:start-shape="id82" draw:start-glue-point="6" draw:end-shape="id83" draw:end-glue-point="4" svg:d="m9750 10500v1500">
          <text:p/>
        </draw:connector>
        <draw:ellipse draw:style-name="gr2" draw:text-style-name="P9" draw:id="id85" draw:layer="layout" svg:width="3.5cm" svg:height="1.5cm" svg:x="15cm" svg:y="10.5cm">
          <text:p text:style-name="P8"><text:span text:style-name="T5">La borne rend</text:span></text:p>
          <text:p text:style-name="P8"><text:span text:style-name="T5">plus de monnaie</text:span></text:p>
        </draw:ellipse>
        <draw:ellipse draw:style-name="gr2" draw:text-style-name="P9" draw:id="id84" draw:layer="layout" svg:width="3.5cm" svg:height="1.5cm" svg:x="1cm" svg:y="8cm">
          <text:p text:style-name="P8"><text:span text:style-name="T5">La borne prévient</text:span></text:p>
          <text:p text:style-name="P8"><text:span text:style-name="T5">le surveillant</text:span></text:p>
        </draw:ellipse>
        <draw:connector draw:style-name="gr5" draw:text-style-name="P3" draw:layer="layout" draw:type="curve" svg:x1="9.5cm" svg:y1="10.25cm" svg:x2="4.5cm" svg:y2="8.75cm" draw:start-shape="id82" draw:start-glue-point="5" draw:end-shape="id84" draw:end-glue-point="1" svg:d="m9500 10250c-3750 0-1250-1500-5000-1500">
          <text:p text:style-name="P1"><text:span text:style-name="T2">[</text:span><text:span text:style-name="T4">solde suffisant mais pas assez de monnaie]</text:span></text:p>
        </draw:connector>
        <draw:connector draw:style-name="gr5" draw:text-style-name="P1" draw:layer="layout" draw:type="curve" svg:x1="10cm" svg:y1="10.25cm" svg:x2="15cm" svg:y2="11.25cm" draw:start-shape="id82" draw:start-glue-point="7" draw:end-shape="id85" draw:end-glue-point="3" svg:d="m10000 10250c3751 0 1252 1000 5000 1000">
          <text:p text:style-name="P1"><text:span text:style-name="T9">[solde insuffisant]</text:span></text:p>
        </draw:connector>
        <draw:custom-shape draw:style-name="gr3" draw:text-style-name="P1" draw:id="id86" draw:layer="layout" svg:width="0.5cm" svg:height="0.5cm" svg:x="2.5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5cm" svg:y1="9.5cm" svg:x2="2.75cm" svg:y2="12cm" draw:start-shape="id84" draw:start-glue-point="2" draw:end-shape="id86" draw:end-glue-point="4" svg:d="m2750 9500v2500">
          <text:p/>
        </draw:connector>
        <draw:custom-shape draw:style-name="gr3" draw:text-style-name="P1" draw:id="id87" draw:layer="layout" svg:width="0.5cm" svg:height="0.5cm" svg:x="18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8.25cm" svg:y1="4cm" svg:x2="18.25cm" svg:y2="5cm" draw:end-shape="id87" draw:end-glue-point="4" svg:d="m18250 4000v1000">
          <text:p/>
        </draw:connector>
        <draw:custom-shape draw:style-name="gr3" draw:text-style-name="P1" draw:id="id88" draw:layer="layout" svg:width="0.5cm" svg:height="0.5cm" svg:x="16.5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6.75cm" svg:y1="12cm" svg:x2="16.75cm" svg:y2="13.5cm" draw:start-shape="id85" draw:start-glue-point="2" draw:end-shape="id88" draw:end-glue-point="4" svg:d="m16750 12000v1500">
          <text:p/>
        </draw:connector>
      </draw:page>
      <draw:page draw:name="page8" draw:style-name="dp1" draw:master-page-name="Standard">
        <draw:frame draw:style-name="gr1" draw:text-style-name="P13" draw:layer="layout" svg:width="6.5cm" svg:height="1.953cm" svg:x="1cm" svg:y="1cm">
          <draw:text-box>
            <text:p text:style-name="P14"><text:span text:style-name="T7">le client introduit une carte pour payer</text:span></text:p>
          </draw:text-box>
        </draw:frame>
        <draw:ellipse draw:style-name="gr2" draw:text-style-name="P3" draw:id="id90" draw:layer="layout" svg:width="3.5cm" svg:height="1.5cm" svg:x="8cm" svg:y="2.5cm">
          <text:p text:style-name="P10"><text:span text:style-name="T4">le client introduit</text:span></text:p>
          <text:p text:style-name="P10"><text:span text:style-name="T4">une carte</text:span></text:p>
        </draw:ellipse>
        <draw:custom-shape draw:style-name="gr3" draw:text-style-name="P1" draw:id="id89" draw:layer="layout" svg:width="0.5cm" svg:height="0.5cm" svg:x="9.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75cm" svg:y1="1.5cm" svg:x2="9.75cm" svg:y2="2.5cm" draw:start-shape="id89" draw:start-glue-point="8" draw:end-shape="id90" svg:d="m9750 1500v501-2 501">
          <text:p/>
        </draw:connector>
        <draw:custom-shape draw:style-name="gr3" draw:text-style-name="P1" draw:id="id91" draw:layer="layout" svg:width="0.5cm" svg:height="0.5cm" svg:x="9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9.75cm" svg:y1="4cm" svg:x2="9.75cm" svg:y2="5cm" draw:start-shape="id90" draw:start-glue-point="2" draw:end-shape="id91" draw:end-glue-point="4" svg:d="m9750 4000v1000">
          <text:p/>
        </draw:connector>
        <draw:ellipse draw:style-name="gr2" draw:text-style-name="P9" draw:id="id92" draw:layer="layout" svg:width="3.5cm" svg:height="1.5cm" svg:x="13cm" svg:y="4.5cm">
          <text:p text:style-name="P8"><text:span text:style-name="T5">la borne prévient</text:span></text:p>
          <text:p text:style-name="P8"><text:span text:style-name="T5">le surveillant</text:span></text:p>
        </draw:ellipse>
        <draw:connector draw:style-name="gr5" draw:text-style-name="P1" draw:layer="layout" draw:type="curve" svg:x1="10cm" svg:y1="5.25cm" svg:x2="13cm" svg:y2="5.25cm" draw:start-shape="id91" draw:start-glue-point="7" draw:end-shape="id92" draw:end-glue-point="3" svg:d="m10000 5250h3000">
          <text:p text:style-name="P1"><text:span text:style-name="T2">[carte invalide]</text:span></text:p>
        </draw:connector>
        <draw:custom-shape draw:style-name="gr3" draw:text-style-name="P1" draw:id="id93" draw:layer="layout" svg:width="0.5cm" svg:height="0.5cm" svg:x="14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75cm" svg:y1="6cm" svg:x2="14.75cm" svg:y2="7cm" draw:start-shape="id92" draw:start-glue-point="2" draw:end-shape="id93" draw:end-glue-point="4" svg:d="m14750 6000v1000">
          <text:p/>
        </draw:connector>
        <draw:ellipse draw:style-name="gr2" draw:text-style-name="P9" draw:id="id94" draw:layer="layout" svg:width="4.5cm" svg:height="1.5cm" svg:x="7.5cm" svg:y="7cm">
          <text:p text:style-name="P10"><text:span text:style-name="T5">la borne stocke</text:span></text:p>
          <text:p text:style-name="P10"><text:span text:style-name="T5">la transaction à effectuer</text:span></text:p>
        </draw:ellipse>
        <draw:connector draw:style-name="gr5" draw:text-style-name="P1" draw:layer="layout" draw:type="curve" svg:x1="9.75cm" svg:y1="5.5cm" svg:x2="9.75cm" svg:y2="7cm" draw:start-shape="id91" draw:start-glue-point="6" draw:end-shape="id94" draw:end-glue-point="0" svg:d="m9750 5500v1500">
          <text:p text:style-name="P1"><text:span text:style-name="T2">[carte valide]</text:span></text:p>
        </draw:connector>
        <draw:ellipse draw:style-name="gr2" draw:text-style-name="P9" draw:id="id96" draw:layer="layout" svg:width="4.5cm" svg:height="1.5cm" svg:x="7.5cm" svg:y="10cm">
          <text:p text:style-name="P11"><text:span text:style-name="T5">la borne rend la carte</text:span></text:p>
        </draw:ellipse>
        <draw:custom-shape draw:style-name="gr3" draw:text-style-name="P1" draw:id="id95" draw:layer="layout" svg:width="0.5cm" svg:height="0.5cm" svg:x="9.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75cm" svg:y1="11.5cm" svg:x2="9.75cm" svg:y2="12.5cm" draw:end-shape="id95" draw:end-glue-point="4" svg:d="m9750 11500v1000">
          <text:p/>
        </draw:connector>
        <draw:connector draw:style-name="gr4" draw:text-style-name="P1" draw:layer="layout" draw:type="curve" svg:x1="9.75cm" svg:y1="8.5cm" svg:x2="9.75cm" svg:y2="10cm" draw:start-shape="id94" draw:start-glue-point="2" draw:end-shape="id96" svg:d="m9750 850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Rocher</meta:initial-creator>
    <meta:creation-date>2011-10-02T13:45:53.29</meta:creation-date>
    <dc:date>2011-10-09T15:15:13.62</dc:date>
    <dc:creator>Kevin Rocher</dc:creator>
    <meta:editing-duration>PT06H35M12S</meta:editing-duration>
    <meta:editing-cycles>9</meta:editing-cycles>
    <meta:generator>OpenOffice.org/3.2$Win32 OpenOffice.org_project/320m18$Build-9502</meta:generator>
    <meta:document-statistic meta:object-count="200"/>
  </office:meta>
</office:document-meta>
</file>